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c7c1" officeooo:paragraph-rsid="0008c7c1"/>
    </style:style>
    <style:style style:name="P2" style:family="paragraph" style:parent-style-name="Standard">
      <style:paragraph-properties fo:text-align="center" style:justify-single-word="false"/>
      <style:text-properties officeooo:rsid="0008c7c1" officeooo:paragraph-rsid="0008c7c1"/>
    </style:style>
    <style:style style:name="P3" style:family="paragraph" style:parent-style-name="Standard">
      <style:text-properties fo:font-style="normal" fo:font-weight="normal" officeooo:rsid="0008c7c1" officeooo:paragraph-rsid="0008c7c1" style:font-style-asian="normal" style:font-weight-asian="normal" style:font-style-complex="normal" style:font-weight-complex="normal"/>
    </style:style>
    <style:style style:name="P4" style:family="paragraph" style:parent-style-name="Standard">
      <style:text-properties fo:font-style="normal" fo:font-weight="normal" officeooo:rsid="00098ac7" officeooo:paragraph-rsid="00098ac7" style:font-style-asian="normal" style:font-weight-asian="normal" style:font-style-complex="normal" style:font-weight-complex="normal"/>
    </style:style>
    <style:style style:name="P5" style:family="paragraph" style:parent-style-name="Standard">
      <loext:graphic-properties draw:fill="none"/>
      <style:paragraph-properties fo:background-color="transparent"/>
      <style:text-properties fo:font-style="italic" fo:font-weight="normal" officeooo:rsid="000d85d2" officeooo:paragraph-rsid="000b52de" style:font-style-asian="italic" style:font-weight-asian="normal" style:font-style-complex="italic" style:font-weight-complex="normal"/>
    </style:style>
    <style:style style:name="P6" style:family="paragraph" style:parent-style-name="Standard">
      <loext:graphic-properties draw:fill="none"/>
      <style:paragraph-properties fo:margin-left="0cm" fo:margin-right="0cm" fo:text-indent="0cm" style:auto-text-indent="false" fo:background-color="transparent"/>
      <style:text-properties fo:font-style="normal" fo:font-weight="bold" officeooo:rsid="000991a0" officeooo:paragraph-rsid="000991a0" style:font-style-asian="normal" style:font-weight-asian="bold" style:font-style-complex="normal" style:font-weight-complex="bold"/>
    </style:style>
    <style:style style:name="P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normal" fo:font-weight="bold" officeooo:rsid="0008c7c1" officeooo:paragraph-rsid="00266dbe" style:font-style-asian="normal" style:font-weight-asian="bold" style:font-style-complex="normal" style:font-weight-complex="bold"/>
    </style:style>
    <style:style style:name="P8"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tyle="normal" fo:font-weight="normal" officeooo:rsid="000991a0" officeooo:paragraph-rsid="000991a0" style:font-style-asian="normal" style:font-weight-asian="normal" style:font-style-complex="normal" style:font-weight-complex="normal"/>
    </style:style>
    <style:style style:name="P9"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font-style="normal" fo:font-weight="bold" officeooo:rsid="000efed8" officeooo:paragraph-rsid="00266dbe" style:font-style-asian="normal" style:font-weight-asian="bold" style:font-style-complex="normal" style:font-weight-complex="bold"/>
    </style:style>
    <style:style style:name="P10" style:family="paragraph" style:parent-style-name="Standard">
      <loext:graphic-properties draw:fill="none"/>
      <style:paragraph-properties fo:margin-left="2.6cm" fo:margin-right="0cm" fo:text-indent="-0.6cm" style:auto-text-indent="false" fo:background-color="transparent"/>
      <style:text-properties fo:font-style="italic" fo:font-weight="normal" officeooo:rsid="000efed8" officeooo:paragraph-rsid="0021a751" style:font-style-asian="italic" style:font-weight-asian="normal" style:font-style-complex="italic" style:font-weight-complex="normal"/>
    </style:style>
    <style:style style:name="P11" style:family="paragraph" style:parent-style-name="Standard" style:list-style-name="L1">
      <style:text-properties officeooo:rsid="0022a883" officeooo:paragraph-rsid="0022a883"/>
    </style:style>
    <style:style style:name="P12" style:family="paragraph" style:parent-style-name="Standard" style:list-style-name="L1">
      <style:text-properties officeooo:rsid="0022a883" officeooo:paragraph-rsid="0029ed25"/>
    </style:style>
    <style:style style:name="P13" style:family="paragraph" style:parent-style-name="Standard" style:list-style-name="L1">
      <style:text-properties officeooo:rsid="0029ed25" officeooo:paragraph-rsid="0029ed25"/>
    </style:style>
    <style:style style:name="P14" style:family="paragraph" style:parent-style-name="Standard" style:list-style-name="L1">
      <style:text-properties officeooo:rsid="0008c7c1" officeooo:paragraph-rsid="0008c7c1"/>
    </style:style>
    <style:style style:name="P15" style:family="paragraph" style:parent-style-name="Standard" style:list-style-name="L2">
      <style:text-properties fo:font-style="normal" fo:font-weight="bold" officeooo:rsid="001ba73c" officeooo:paragraph-rsid="001ba73c" style:font-style-asian="normal" style:font-weight-asian="bold" style:font-style-complex="normal" style:font-weight-complex="bold"/>
    </style:style>
    <style:style style:name="P16" style:family="paragraph" style:parent-style-name="Standard" style:list-style-name="L4">
      <loext:graphic-properties draw:fill="none"/>
      <style:paragraph-properties fo:background-color="transparent">
        <style:tab-stops>
          <style:tab-stop style:position="1.323cm"/>
        </style:tab-stops>
      </style:paragraph-properties>
      <style:text-properties fo:font-style="normal" fo:font-weight="bold" officeooo:rsid="001ba73c" officeooo:paragraph-rsid="001ba73c" style:font-style-asian="normal" style:font-weight-asian="bold" style:font-style-complex="normal" style:font-weight-complex="bold"/>
    </style:style>
    <style:style style:name="P17" style:family="paragraph" style:parent-style-name="Standard" style:list-style-name="L2">
      <style:text-properties fo:font-style="normal" fo:font-weight="bold" officeooo:rsid="00098ac7" officeooo:paragraph-rsid="00098ac7" style:font-style-asian="normal" style:font-weight-asian="bold" style:font-style-complex="normal" style:font-weight-complex="bold"/>
    </style:style>
    <style:style style:name="P18" style:family="paragraph" style:parent-style-name="Standard" style:list-style-name="L2">
      <style:text-properties fo:font-style="normal" fo:font-weight="bold" officeooo:rsid="00098ac7" officeooo:paragraph-rsid="0012e9de" style:font-style-asian="normal" style:font-weight-asian="bold" style:font-style-complex="normal" style:font-weight-complex="bold"/>
    </style:style>
    <style:style style:name="P19" style:family="paragraph" style:parent-style-name="Standard" style:list-style-name="L2">
      <style:text-properties fo:font-style="normal" fo:font-weight="bold" officeooo:rsid="0029ed25" officeooo:paragraph-rsid="0029ed25" style:font-style-asian="normal" style:font-weight-asian="bold" style:font-style-complex="normal" style:font-weight-complex="bold"/>
    </style:style>
    <style:style style:name="P20" style:family="paragraph" style:parent-style-name="Standard" style:list-style-name="L2">
      <style:text-properties fo:font-style="normal" fo:font-weight="bold" officeooo:rsid="00293af3" officeooo:paragraph-rsid="00293af3" style:font-style-asian="normal" style:font-weight-asian="bold" style:font-style-complex="normal" style:font-weight-complex="bold"/>
    </style:style>
    <style:style style:name="P21" style:family="paragraph" style:parent-style-name="Standard" style:list-style-name="L3">
      <loext:graphic-properties draw:fill="none"/>
      <style:paragraph-properties fo:background-color="transparent"/>
      <style:text-properties fo:font-style="normal" fo:font-weight="bold" officeooo:rsid="000b52de" officeooo:paragraph-rsid="000b52de" style:font-style-asian="normal" style:font-weight-asian="bold" style:font-style-complex="normal" style:font-weight-complex="bold"/>
    </style:style>
    <style:style style:name="P22" style:family="paragraph" style:parent-style-name="Standard" style:list-style-name="L4">
      <loext:graphic-properties draw:fill="none"/>
      <style:paragraph-properties fo:background-color="transparent"/>
      <style:text-properties fo:font-style="normal" fo:font-weight="bold" officeooo:rsid="000d85d2" officeooo:paragraph-rsid="000d85d2" style:font-style-asian="normal" style:font-weight-asian="bold" style:font-style-complex="normal" style:font-weight-complex="bold"/>
    </style:style>
    <style:style style:name="P23" style:family="paragraph" style:parent-style-name="Standard" style:list-style-name="L4">
      <loext:graphic-properties draw:fill="none"/>
      <style:paragraph-properties fo:background-color="transparent"/>
      <style:text-properties fo:font-style="normal" fo:font-weight="bold" officeooo:rsid="0018ff83" officeooo:paragraph-rsid="0018ff83" style:font-style-asian="normal" style:font-weight-asian="bold" style:font-style-complex="normal" style:font-weight-complex="bold"/>
    </style:style>
    <style:style style:name="P24" style:family="paragraph" style:parent-style-name="Standard" style:list-style-name="L4">
      <loext:graphic-properties draw:fill="none"/>
      <style:paragraph-properties fo:background-color="transparent"/>
      <style:text-properties fo:font-style="normal" fo:font-weight="bold" officeooo:rsid="0018ff83" officeooo:paragraph-rsid="002a8380" style:font-style-asian="normal" style:font-weight-asian="bold" style:font-style-complex="normal" style:font-weight-complex="bold"/>
    </style:style>
    <style:style style:name="P25" style:family="paragraph" style:parent-style-name="Standard" style:list-style-name="L4">
      <loext:graphic-properties draw:fill="none"/>
      <style:paragraph-properties fo:background-color="transparent"/>
      <style:text-properties fo:font-style="normal" fo:font-weight="bold" officeooo:rsid="0023244f" officeooo:paragraph-rsid="0023244f" style:font-style-asian="normal" style:font-weight-asian="bold" style:font-style-complex="normal" style:font-weight-complex="bold"/>
    </style:style>
    <style:style style:name="P26" style:family="paragraph" style:parent-style-name="Standard" style:list-style-name="L4">
      <loext:graphic-properties draw:fill="none"/>
      <style:paragraph-properties fo:background-color="transparent">
        <style:tab-stops>
          <style:tab-stop style:position="1.323cm"/>
        </style:tab-stops>
      </style:paragraph-properties>
      <style:text-properties fo:font-style="normal" fo:font-weight="bold" officeooo:rsid="0024fa30" officeooo:paragraph-rsid="0024fa30" style:font-style-asian="normal" style:font-weight-asian="bold" style:font-style-complex="normal" style:font-weight-complex="bold"/>
    </style:style>
    <style:style style:name="P27" style:family="paragraph" style:parent-style-name="Standard" style:list-style-name="L4">
      <loext:graphic-properties draw:fill="none"/>
      <style:paragraph-properties fo:background-color="transparent"/>
      <style:text-properties fo:font-style="normal" fo:font-weight="bold" officeooo:rsid="0024fa30" officeooo:paragraph-rsid="0024fa30" style:font-style-asian="normal" style:font-weight-asian="bold" style:font-style-complex="normal" style:font-weight-complex="bold"/>
    </style:style>
    <style:style style:name="P28" style:family="paragraph" style:parent-style-name="Standard" style:list-style-name="L4">
      <loext:graphic-properties draw:fill="none"/>
      <style:paragraph-properties fo:background-color="transparent">
        <style:tab-stops>
          <style:tab-stop style:position="1.323cm"/>
        </style:tab-stops>
      </style:paragraph-properties>
      <style:text-properties fo:font-style="normal" fo:font-weight="bold" officeooo:rsid="002a8380" officeooo:paragraph-rsid="002a8380" style:font-style-asian="normal" style:font-weight-asian="bold" style:font-style-complex="normal" style:font-weight-complex="bold"/>
    </style:style>
    <style:style style:name="P29" style:family="paragraph" style:parent-style-name="Standard" style:list-style-name="L4">
      <loext:graphic-properties draw:fill="none"/>
      <style:paragraph-properties fo:background-color="transparent"/>
      <style:text-properties fo:font-style="normal" fo:font-weight="bold" officeooo:rsid="002a8380" officeooo:paragraph-rsid="002a8380" style:font-style-asian="normal" style:font-weight-asian="bold" style:font-style-complex="normal" style:font-weight-complex="bold"/>
    </style:style>
    <style:style style:name="P30" style:family="paragraph" style:parent-style-name="Standard" style:list-style-name="L4">
      <loext:graphic-properties draw:fill="none"/>
      <style:paragraph-properties fo:background-color="transparent"/>
      <style:text-properties fo:font-style="normal" fo:font-weight="bold" officeooo:rsid="001c2b7e" officeooo:paragraph-rsid="001c2b7e" style:font-style-asian="normal" style:font-weight-asian="bold" style:font-style-complex="normal" style:font-weight-complex="bold"/>
    </style:style>
    <style:style style:name="P31" style:family="paragraph" style:parent-style-name="Standard" style:list-style-name="L4">
      <loext:graphic-properties draw:fill="none"/>
      <style:paragraph-properties fo:background-color="transparent"/>
      <style:text-properties fo:font-style="normal" fo:font-weight="bold" officeooo:rsid="001fc538" officeooo:paragraph-rsid="001fc538" style:font-style-asian="normal" style:font-weight-asian="bold" style:font-style-complex="normal" style:font-weight-complex="bold"/>
    </style:style>
    <style:style style:name="P32" style:family="paragraph" style:parent-style-name="Standard" style:list-style-name="L4">
      <loext:graphic-properties draw:fill="none"/>
      <style:paragraph-properties fo:background-color="transparent"/>
      <style:text-properties fo:font-style="normal" fo:font-weight="bold" officeooo:rsid="000f5487" officeooo:paragraph-rsid="000f5487" style:font-style-asian="normal" style:font-weight-asian="bold" style:font-style-complex="normal" style:font-weight-complex="bold"/>
    </style:style>
    <style:style style:name="P33" style:family="paragraph" style:parent-style-name="Standard" style:list-style-name="L5">
      <loext:graphic-properties draw:fill="none"/>
      <style:paragraph-properties fo:text-align="start" style:justify-single-word="false" fo:background-color="transparent"/>
      <style:text-properties fo:font-style="normal" fo:font-weight="bold" officeooo:rsid="00266dbe" officeooo:paragraph-rsid="00266dbe" style:font-style-asian="normal" style:font-weight-asian="bold" style:font-style-complex="normal" style:font-weight-complex="bold"/>
    </style:style>
    <style:style style:name="P34" style:family="paragraph" style:parent-style-name="Standard" style:list-style-name="L5">
      <loext:graphic-properties draw:fill="none"/>
      <style:paragraph-properties fo:text-align="start" style:justify-single-word="false" fo:background-color="transparent"/>
      <style:text-properties fo:font-style="normal" fo:font-weight="bold" officeooo:rsid="002bcf38" officeooo:paragraph-rsid="002bcf38" style:font-style-asian="normal" style:font-weight-asian="bold" style:font-style-complex="normal" style:font-weight-complex="bold"/>
    </style:style>
    <style:style style:name="P35" style:family="paragraph" style:parent-style-name="Standard" style:list-style-name="L2">
      <style:text-properties fo:font-style="normal" fo:font-weight="bold" officeooo:rsid="002dbec7" officeooo:paragraph-rsid="002dbec7" style:font-style-asian="normal" style:font-weight-asian="bold" style:font-style-complex="normal" style:font-weight-complex="bold"/>
    </style:style>
    <style:style style:name="P36" style:family="paragraph" style:parent-style-name="Standard" style:list-style-name="L2">
      <style:text-properties fo:font-style="normal" fo:font-weight="normal" officeooo:rsid="000991a0" officeooo:paragraph-rsid="000991a0" style:font-style-asian="normal" style:font-weight-asian="normal" style:font-style-complex="normal" style:font-weight-complex="normal"/>
    </style:style>
    <style:style style:name="P37" style:family="paragraph" style:parent-style-name="Standard" style:list-style-name="L4">
      <style:text-properties fo:font-style="italic" fo:font-weight="normal" officeooo:rsid="00098ac7" officeooo:paragraph-rsid="00098ac7" style:font-style-asian="italic" style:font-weight-asian="normal" style:font-style-complex="italic" style:font-weight-complex="normal"/>
    </style:style>
    <style:style style:name="P38" style:family="paragraph" style:parent-style-name="Standard">
      <style:text-properties officeooo:rsid="0008c7c1" officeooo:paragraph-rsid="0008c7c1" fo:background-color="#fff200"/>
    </style:style>
    <style:style style:name="P39" style:family="paragraph" style:parent-style-name="Standard" style:list-style-name="L2" style:master-page-name="">
      <loext:graphic-properties draw:fill="none"/>
      <style:paragraph-properties fo:margin-left="2.2cm" fo:margin-right="0cm" fo:text-indent="-0.6cm" style:auto-text-indent="false" style:page-number="auto" fo:background-color="transparent"/>
      <style:text-properties fo:font-style="normal" fo:font-weight="normal" officeooo:rsid="000991a0" officeooo:paragraph-rsid="000991a0" style:font-style-asian="normal" style:font-weight-asian="normal" style:font-style-complex="normal" style:font-weight-complex="normal"/>
    </style:style>
    <style:style style:name="P40" style:family="paragraph" style:parent-style-name="Standard" style:list-style-name="L2">
      <loext:graphic-properties draw:fill="none"/>
      <style:paragraph-properties fo:margin-left="2.2cm" fo:margin-right="0cm" fo:text-indent="-0.6cm" style:auto-text-indent="false" fo:background-color="transparent"/>
      <style:text-properties fo:font-style="normal" fo:font-weight="normal" officeooo:rsid="000991a0" officeooo:paragraph-rsid="000991a0" style:font-style-asian="normal" style:font-weight-asian="normal" style:font-style-complex="normal" style:font-weight-complex="normal"/>
    </style:style>
    <style:style style:name="P41" style:family="paragraph" style:parent-style-name="Standard" style:list-style-name="L4" style:master-page-name="">
      <loext:graphic-properties draw:fill="none"/>
      <style:paragraph-properties fo:margin-left="1.3cm" fo:margin-right="0cm" fo:text-indent="0.7cm" style:auto-text-indent="false" style:page-number="auto" fo:background-color="transparent">
        <style:tab-stops/>
      </style:paragraph-properties>
      <style:text-properties fo:font-style="normal" fo:font-weight="bold" officeooo:rsid="0023244f" officeooo:paragraph-rsid="0023244f" style:font-style-asian="normal" style:font-weight-asian="bold" style:font-style-complex="normal" style:font-weight-complex="bold"/>
    </style:style>
    <style:style style:name="P42" style:family="paragraph" style:parent-style-name="Standard" style:list-style-name="L4">
      <loext:graphic-properties draw:fill="none"/>
      <style:paragraph-properties fo:margin-left="1.3cm" fo:margin-right="0cm" fo:text-indent="0.7cm" style:auto-text-indent="false" fo:background-color="transparent">
        <style:tab-stops/>
      </style:paragraph-properties>
      <style:text-properties fo:font-style="normal" fo:font-weight="bold" officeooo:rsid="0023244f" officeooo:paragraph-rsid="0023244f" style:font-style-asian="normal" style:font-weight-asian="bold" style:font-style-complex="normal" style:font-weight-complex="bold"/>
    </style:style>
    <style:style style:name="P43" style:family="paragraph" style:parent-style-name="Standard" style:list-style-name="L4">
      <loext:graphic-properties draw:fill="none"/>
      <style:paragraph-properties fo:margin-left="1.3cm" fo:margin-right="0cm" fo:text-indent="0.7cm" style:auto-text-indent="false" fo:background-color="transparent">
        <style:tab-stops/>
      </style:paragraph-properties>
      <style:text-properties fo:font-style="normal" fo:font-weight="bold" officeooo:rsid="002de560" officeooo:paragraph-rsid="002de560" style:font-style-asian="normal" style:font-weight-asian="bold" style:font-style-complex="normal" style:font-weight-complex="bold"/>
    </style:style>
    <style:style style:name="P44" style:family="paragraph" style:parent-style-name="Standard" style:list-style-name="L4">
      <loext:graphic-properties draw:fill="none"/>
      <style:paragraph-properties fo:margin-left="2.6cm" fo:margin-right="0cm" fo:text-indent="-0.6cm" style:auto-text-indent="false" fo:background-color="transparent"/>
      <style:text-properties fo:font-style="normal" fo:font-weight="bold" officeooo:rsid="000f5487" officeooo:paragraph-rsid="000f5487" style:font-style-asian="normal" style:font-weight-asian="bold" style:font-style-complex="normal" style:font-weight-complex="bold"/>
    </style:style>
    <style:style style:name="P45" style:family="paragraph" style:parent-style-name="Standard" style:list-style-name="L4">
      <loext:graphic-properties draw:fill="none"/>
      <style:paragraph-properties fo:margin-left="2.6cm" fo:margin-right="0cm" fo:text-indent="-0.6cm" style:auto-text-indent="false" fo:background-color="transparent">
        <style:tab-stops>
          <style:tab-stop style:position="1.323cm"/>
        </style:tab-stops>
      </style:paragraph-properties>
      <style:text-properties fo:font-style="normal" fo:font-weight="bold" officeooo:rsid="000d85d2" officeooo:paragraph-rsid="00111200" style:font-style-asian="normal" style:font-weight-asian="bold" style:font-style-complex="normal" style:font-weight-complex="bold"/>
    </style:style>
    <style:style style:name="P46" style:family="paragraph" style:parent-style-name="Standard" style:list-style-name="L4">
      <loext:graphic-properties draw:fill="none"/>
      <style:paragraph-properties fo:margin-left="2.6cm" fo:margin-right="0cm" fo:text-indent="-0.6cm" style:auto-text-indent="false" fo:background-color="transparent"/>
      <style:text-properties fo:font-style="normal" fo:font-weight="bold" officeooo:rsid="000d85d2" officeooo:paragraph-rsid="0018ff83" style:font-style-asian="normal" style:font-weight-asian="bold" style:font-style-complex="normal" style:font-weight-complex="bold"/>
    </style:style>
    <style:style style:name="P47" style:family="paragraph" style:parent-style-name="Standard" style:list-style-name="L4">
      <loext:graphic-properties draw:fill="none"/>
      <style:paragraph-properties fo:margin-left="2.6cm" fo:margin-right="0cm" fo:text-indent="-0.6cm" style:auto-text-indent="false" fo:background-color="transparent">
        <style:tab-stops>
          <style:tab-stop style:position="1.323cm"/>
        </style:tab-stops>
      </style:paragraph-properties>
      <style:text-properties fo:font-style="normal" fo:font-weight="bold" officeooo:rsid="0018ff83" officeooo:paragraph-rsid="0018ff83" style:font-style-asian="normal" style:font-weight-asian="bold" style:font-style-complex="normal" style:font-weight-complex="bold"/>
    </style:style>
    <style:style style:name="P48" style:family="paragraph" style:parent-style-name="Standard" style:list-style-name="L4">
      <loext:graphic-properties draw:fill="none"/>
      <style:paragraph-properties fo:margin-left="2.6cm" fo:margin-right="0cm" fo:text-indent="-0.6cm" style:auto-text-indent="false" fo:background-color="transparent"/>
      <style:text-properties fo:font-style="normal" fo:font-weight="bold" officeooo:rsid="0018ff83" officeooo:paragraph-rsid="0018ff83" style:font-style-asian="normal" style:font-weight-asian="bold" style:font-style-complex="normal" style:font-weight-complex="bold"/>
    </style:style>
    <style:style style:name="P49" style:family="paragraph" style:parent-style-name="Standard">
      <loext:graphic-properties draw:fill="none"/>
      <style:paragraph-properties fo:margin-left="2.6cm" fo:margin-right="0cm" fo:text-indent="-0.6cm" style:auto-text-indent="false" fo:background-color="transparent"/>
      <style:text-properties fo:font-style="normal" fo:font-weight="bold" officeooo:rsid="0018ff83" officeooo:paragraph-rsid="002a8380" style:font-style-asian="normal" style:font-weight-asian="bold" style:font-style-complex="normal" style:font-weight-complex="bold"/>
    </style:style>
    <style:style style:name="P50" style:family="paragraph" style:parent-style-name="Standard" style:list-style-name="L4" style:master-page-name="">
      <loext:graphic-properties draw:fill="none"/>
      <style:paragraph-properties fo:margin-left="2.6cm" fo:margin-right="0cm" fo:text-indent="-0.6cm" style:auto-text-indent="false" style:page-number="auto" fo:background-color="transparent"/>
      <style:text-properties fo:font-style="normal" fo:font-weight="bold" officeooo:rsid="000f5487" officeooo:paragraph-rsid="000f5487" style:font-style-asian="normal" style:font-weight-asian="bold" style:font-style-complex="normal" style:font-weight-complex="bold"/>
    </style:style>
    <style:style style:name="P51" style:family="paragraph" style:parent-style-name="Standard" style:list-style-name="L4" style:master-page-name="">
      <loext:graphic-properties draw:fill="none"/>
      <style:paragraph-properties fo:margin-left="2.6cm" fo:margin-right="0cm" fo:text-indent="-0.6cm" style:auto-text-indent="false" style:page-number="auto" fo:background-color="transparent"/>
      <style:text-properties fo:font-style="normal" fo:font-weight="bold" officeooo:rsid="000d85d2" officeooo:paragraph-rsid="00111200" style:font-style-asian="normal" style:font-weight-asian="bold" style:font-style-complex="normal" style:font-weight-complex="bold"/>
    </style:style>
    <style:style style:name="P52" style:family="paragraph" style:parent-style-name="Standard" style:list-style-name="L4" style:master-page-name="">
      <loext:graphic-properties draw:fill="none"/>
      <style:paragraph-properties fo:margin-left="2.6cm" fo:margin-right="0cm" fo:text-indent="-0.6cm" style:auto-text-indent="false" style:page-number="auto" fo:background-color="transparent"/>
      <style:text-properties fo:font-style="normal" fo:font-weight="bold" officeooo:rsid="000d85d2" officeooo:paragraph-rsid="0018ff83" style:font-style-asian="normal" style:font-weight-asian="bold" style:font-style-complex="normal" style:font-weight-complex="bold"/>
    </style:style>
    <style:style style:name="P53" style:family="paragraph" style:parent-style-name="Standard" style:list-style-name="L4" style:master-page-name="">
      <loext:graphic-properties draw:fill="none"/>
      <style:paragraph-properties fo:margin-left="2.6cm" fo:margin-right="0cm" fo:text-indent="-0.6cm" style:auto-text-indent="false" style:page-number="auto" fo:background-color="transparent"/>
      <style:text-properties fo:font-style="normal" fo:font-weight="bold" officeooo:rsid="000d85d2" officeooo:paragraph-rsid="001e628b" style:font-style-asian="normal" style:font-weight-asian="bold" style:font-style-complex="normal" style:font-weight-complex="bold"/>
    </style:style>
    <style:style style:name="P54" style:family="paragraph" style:parent-style-name="Standard" style:list-style-name="L4" style:master-page-name="">
      <loext:graphic-properties draw:fill="none"/>
      <style:paragraph-properties fo:margin-left="2.6cm" fo:margin-right="0cm" fo:text-indent="-0.6cm" style:auto-text-indent="false" style:page-number="auto" fo:background-color="transparent"/>
      <style:text-properties fo:font-style="normal" fo:font-weight="bold" officeooo:rsid="000d85d2" officeooo:paragraph-rsid="0021a751" style:font-style-asian="normal" style:font-weight-asian="bold" style:font-style-complex="normal" style:font-weight-complex="bold"/>
    </style:style>
    <style:style style:name="P55" style:family="paragraph" style:parent-style-name="Standard" style:list-style-name="L4" style:master-page-name="">
      <loext:graphic-properties draw:fill="none"/>
      <style:paragraph-properties fo:margin-left="2.6cm" fo:margin-right="0cm" fo:text-indent="-0.6cm" style:auto-text-indent="false" style:page-number="auto" fo:background-color="transparent">
        <style:tab-stops>
          <style:tab-stop style:position="1.323cm"/>
        </style:tab-stops>
      </style:paragraph-properties>
      <style:text-properties fo:font-style="normal" fo:font-weight="bold" officeooo:rsid="000d85d2" officeooo:paragraph-rsid="00111200" style:font-style-asian="normal" style:font-weight-asian="bold" style:font-style-complex="normal" style:font-weight-complex="bold"/>
    </style:style>
    <style:style style:name="P56" style:family="paragraph" style:parent-style-name="Standard" style:list-style-name="L4" style:master-page-name="">
      <loext:graphic-properties draw:fill="none"/>
      <style:paragraph-properties fo:margin-left="2.6cm" fo:margin-right="0cm" fo:text-indent="-0.6cm" style:auto-text-indent="false" style:page-number="auto" fo:background-color="transparent">
        <style:tab-stops>
          <style:tab-stop style:position="1.323cm"/>
        </style:tab-stops>
      </style:paragraph-properties>
      <style:text-properties fo:font-style="normal" fo:font-weight="bold" officeooo:rsid="000d85d2" officeooo:paragraph-rsid="0023244f" style:font-style-asian="normal" style:font-weight-asian="bold" style:font-style-complex="normal" style:font-weight-complex="bold"/>
    </style:style>
    <style:style style:name="P57" style:family="paragraph" style:parent-style-name="Standard" style:list-style-name="L4" style:master-page-name="">
      <loext:graphic-properties draw:fill="none"/>
      <style:paragraph-properties fo:margin-left="2.6cm" fo:margin-right="0cm" fo:text-indent="-0.6cm" style:auto-text-indent="false" style:page-number="auto" fo:background-color="transparent">
        <style:tab-stops>
          <style:tab-stop style:position="1.323cm"/>
        </style:tab-stops>
      </style:paragraph-properties>
      <style:text-properties fo:font-style="normal" fo:font-weight="bold" officeooo:rsid="000d85d2" officeooo:paragraph-rsid="0021a751" style:font-style-asian="normal" style:font-weight-asian="bold" style:font-style-complex="normal" style:font-weight-complex="bold"/>
    </style:style>
    <style:style style:name="P58" style:family="paragraph" style:parent-style-name="Standard" style:list-style-name="L4" style:master-page-name="">
      <loext:graphic-properties draw:fill="none"/>
      <style:paragraph-properties fo:margin-left="2.6cm" fo:margin-right="0cm" fo:text-indent="-0.6cm" style:auto-text-indent="false" style:page-number="auto" fo:background-color="transparent"/>
      <style:text-properties fo:font-style="normal" fo:font-weight="bold" officeooo:rsid="0023244f" officeooo:paragraph-rsid="0023244f" style:font-style-asian="normal" style:font-weight-asian="bold" style:font-style-complex="normal" style:font-weight-complex="bold"/>
    </style:style>
    <style:style style:name="P59" style:family="paragraph" style:parent-style-name="Standard" style:list-style-name="L4" style:master-page-name="">
      <loext:graphic-properties draw:fill="none"/>
      <style:paragraph-properties fo:margin-left="2.6cm" fo:margin-right="0cm" fo:text-indent="-0.6cm" style:auto-text-indent="false" style:page-number="auto" fo:background-color="transparent"/>
      <style:text-properties fo:font-style="normal" fo:font-weight="bold" officeooo:rsid="0012e9de" officeooo:paragraph-rsid="0021a751" style:font-style-asian="normal" style:font-weight-asian="bold" style:font-style-complex="normal" style:font-weight-complex="bold"/>
    </style:style>
    <style:style style:name="P60" style:family="paragraph" style:parent-style-name="Standard" style:list-style-name="L4" style:master-page-name="">
      <loext:graphic-properties draw:fill="none"/>
      <style:paragraph-properties fo:margin-left="2.6cm" fo:margin-right="0cm" fo:text-indent="-0.6cm" style:auto-text-indent="false" style:page-number="auto" fo:background-color="transparent"/>
      <style:text-properties fo:font-style="normal" fo:font-weight="bold" officeooo:rsid="0018ff83" officeooo:paragraph-rsid="0021a751" style:font-style-asian="normal" style:font-weight-asian="bold" style:font-style-complex="normal" style:font-weight-complex="bold"/>
    </style:style>
    <style:style style:name="P61" style:family="paragraph" style:parent-style-name="Standard" style:list-style-name="L4" style:master-page-name="">
      <loext:graphic-properties draw:fill="none"/>
      <style:paragraph-properties fo:margin-left="2.6cm" fo:margin-right="0cm" fo:text-indent="-0.6cm" style:auto-text-indent="false" style:page-number="auto" fo:background-color="transparent"/>
      <style:text-properties fo:font-style="normal" fo:font-weight="bold" officeooo:rsid="0018ff83" officeooo:paragraph-rsid="002a8380" style:font-style-asian="normal" style:font-weight-asian="bold" style:font-style-complex="normal" style:font-weight-complex="bold"/>
    </style:style>
    <style:style style:name="P62" style:family="paragraph" style:parent-style-name="Standard" style:list-style-name="L4" style:master-page-name="">
      <loext:graphic-properties draw:fill="none"/>
      <style:paragraph-properties fo:margin-left="2.6cm" fo:margin-right="0cm" fo:text-indent="-0.6cm" style:auto-text-indent="false" style:page-number="auto" fo:background-color="transparent"/>
      <style:text-properties fo:font-style="normal" fo:font-weight="bold" officeooo:rsid="0017a561" officeooo:paragraph-rsid="002dbec7" style:font-style-asian="normal" style:font-weight-asian="bold" style:font-style-complex="normal" style:font-weight-complex="bold"/>
    </style:style>
    <style:style style:name="P63" style:family="paragraph" style:parent-style-name="Standard" style:list-style-name="L4" style:master-page-name="">
      <loext:graphic-properties draw:fill="none"/>
      <style:paragraph-properties fo:margin-left="2.701cm" fo:margin-right="0cm" fo:text-indent="-0.6cm" style:auto-text-indent="false" style:page-number="auto" fo:background-color="transparent"/>
      <style:text-properties fo:font-style="normal" fo:font-weight="bold" officeooo:rsid="002dbec7" officeooo:paragraph-rsid="002de560" style:font-style-asian="normal" style:font-weight-asian="bold" style:font-style-complex="normal" style:font-weight-complex="bold"/>
    </style:style>
    <style:style style:name="P64" style:family="paragraph" style:parent-style-name="Standard" style:list-style-name="L4" style:master-page-name="">
      <loext:graphic-properties draw:fill="none"/>
      <style:paragraph-properties fo:margin-left="2.701cm" fo:margin-right="0cm" fo:text-indent="-0.6cm" style:auto-text-indent="false" style:page-number="auto" fo:background-color="transparent">
        <style:tab-stops>
          <style:tab-stop style:position="1.429cm"/>
        </style:tab-stops>
      </style:paragraph-properties>
      <style:text-properties fo:font-style="normal" fo:font-weight="bold" officeooo:rsid="002de560" officeooo:paragraph-rsid="002de560" style:font-style-asian="normal" style:font-weight-asian="bold" style:font-style-complex="normal" style:font-weight-complex="bold"/>
    </style:style>
    <style:style style:name="P65" style:family="paragraph" style:parent-style-name="Standard" style:list-style-name="L4">
      <loext:graphic-properties draw:fill="none"/>
      <style:paragraph-properties fo:margin-left="2.701cm" fo:margin-right="0cm" fo:text-indent="-0.6cm" style:auto-text-indent="false" fo:background-color="transparent"/>
      <style:text-properties fo:font-style="normal" fo:font-weight="bold" officeooo:rsid="002dbec7" officeooo:paragraph-rsid="002dbec7" style:font-style-asian="normal" style:font-weight-asian="bold" style:font-style-complex="normal" style:font-weight-complex="bold"/>
    </style:style>
    <style:style style:name="P66" style:family="paragraph" style:parent-style-name="Standard" style:list-style-name="L4">
      <loext:graphic-properties draw:fill="none"/>
      <style:paragraph-properties fo:margin-left="2.701cm" fo:margin-right="0cm" fo:text-indent="-0.6cm" style:auto-text-indent="false" fo:background-color="transparent">
        <style:tab-stops>
          <style:tab-stop style:position="1.429cm"/>
        </style:tab-stops>
      </style:paragraph-properties>
      <style:text-properties fo:font-style="normal" fo:font-weight="bold" officeooo:rsid="002de560" officeooo:paragraph-rsid="002de560" style:font-style-asian="normal" style:font-weight-asian="bold" style:font-style-complex="normal" style:font-weight-complex="bold"/>
    </style:style>
    <style:style style:name="P67" style:family="paragraph" style:parent-style-name="Standard">
      <loext:graphic-properties draw:fill="none"/>
      <style:paragraph-properties fo:margin-left="2.701cm" fo:margin-right="0cm" fo:text-indent="-0.6cm" style:auto-text-indent="false" fo:background-color="transparent"/>
      <style:text-properties fo:font-style="italic" fo:font-weight="normal" officeooo:rsid="000efed8" officeooo:paragraph-rsid="002dbec7" style:font-style-asian="italic" style:font-weight-asian="normal" style:font-style-complex="italic" style:font-weight-complex="normal"/>
    </style:style>
    <style:style style:name="P68" style:family="paragraph" style:parent-style-name="Standard" style:list-style-name="L4" style:master-page-name="">
      <loext:graphic-properties draw:fill="none"/>
      <style:paragraph-properties fo:margin-left="2.499cm" fo:margin-right="0cm" fo:text-indent="-0.6cm" style:auto-text-indent="false" style:page-number="auto" fo:background-color="transparent">
        <style:tab-stops/>
      </style:paragraph-properties>
      <style:text-properties fo:font-style="normal" fo:font-weight="bold" officeooo:rsid="002a8380" officeooo:paragraph-rsid="002de560"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098ac7" style:font-style-asian="italic" style:font-style-complex="italic"/>
    </style:style>
    <style:style style:name="T4" style:family="text">
      <style:text-properties fo:font-style="italic" officeooo:rsid="000efed8"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0baf2a" style:font-style-asian="italic" style:font-weight-asian="normal" style:font-style-complex="italic" style:font-weight-complex="normal"/>
    </style:style>
    <style:style style:name="T7" style:family="text">
      <style:text-properties fo:font-style="italic" fo:font-weight="normal" officeooo:rsid="000d85d2" style:font-style-asian="italic" style:font-weight-asian="normal" style:font-style-complex="italic" style:font-weight-complex="normal"/>
    </style:style>
    <style:style style:name="T8" style:family="text">
      <style:text-properties fo:font-style="italic" fo:font-weight="normal" officeooo:rsid="000e770d" style:font-style-asian="italic" style:font-weight-asian="normal" style:font-style-complex="italic" style:font-weight-complex="normal"/>
    </style:style>
    <style:style style:name="T9" style:family="text">
      <style:text-properties fo:font-style="italic" fo:font-weight="normal" officeooo:rsid="000efed8" style:font-style-asian="italic" style:font-weight-asian="normal" style:font-style-complex="italic" style:font-weight-complex="normal"/>
    </style:style>
    <style:style style:name="T10" style:family="text">
      <style:text-properties fo:font-style="italic" fo:font-weight="normal" officeooo:rsid="0012e9de" style:font-style-asian="italic" style:font-weight-asian="normal" style:font-style-complex="italic" style:font-weight-complex="normal"/>
    </style:style>
    <style:style style:name="T11" style:family="text">
      <style:text-properties fo:font-style="italic" fo:font-weight="normal" officeooo:rsid="0018ff83" style:font-style-asian="italic" style:font-weight-asian="normal" style:font-style-complex="italic" style:font-weight-complex="normal"/>
    </style:style>
    <style:style style:name="T12" style:family="text">
      <style:text-properties fo:font-style="italic" fo:font-weight="normal" officeooo:rsid="001c2b7e" style:font-style-asian="italic" style:font-weight-asian="normal" style:font-style-complex="italic" style:font-weight-complex="normal"/>
    </style:style>
    <style:style style:name="T13" style:family="text">
      <style:text-properties fo:font-style="italic" fo:font-weight="normal" officeooo:rsid="001de564" style:font-style-asian="italic" style:font-weight-asian="normal" style:font-style-complex="italic" style:font-weight-complex="normal"/>
    </style:style>
    <style:style style:name="T14" style:family="text">
      <style:text-properties fo:font-style="italic" fo:font-weight="normal" officeooo:rsid="001fc538" style:font-style-asian="italic" style:font-weight-asian="normal" style:font-style-complex="italic" style:font-weight-complex="normal"/>
    </style:style>
    <style:style style:name="T15" style:family="text">
      <style:text-properties fo:font-style="italic" fo:font-weight="normal" officeooo:rsid="00213b86" style:font-style-asian="italic" style:font-weight-asian="normal" style:font-style-complex="italic" style:font-weight-complex="normal"/>
    </style:style>
    <style:style style:name="T16" style:family="text">
      <style:text-properties fo:font-style="italic" fo:font-weight="normal" officeooo:rsid="0023244f" style:font-style-asian="italic" style:font-weight-asian="normal" style:font-style-complex="italic" style:font-weight-complex="normal"/>
    </style:style>
    <style:style style:name="T17" style:family="text">
      <style:text-properties fo:font-style="italic" fo:font-weight="normal" officeooo:rsid="0029ed25" style:font-style-asian="italic" style:font-weight-asian="normal" style:font-style-complex="italic" style:font-weight-complex="normal"/>
    </style:style>
    <style:style style:name="T18" style:family="text">
      <style:text-properties fo:font-style="italic" fo:font-weight="normal" officeooo:rsid="002dbec7" style:font-style-asian="italic" style:font-weight-asian="normal" style:font-style-complex="italic" style:font-weight-complex="normal"/>
    </style:style>
    <style:style style:name="T19" style:family="text">
      <style:text-properties fo:font-style="italic" fo:font-weight="normal" officeooo:rsid="0024fa30" style:font-style-asian="italic" style:font-weight-asian="normal" style:font-style-complex="italic" style:font-weight-complex="normal"/>
    </style:style>
    <style:style style:name="T20" style:family="text">
      <style:text-properties fo:font-style="italic" fo:font-weight="normal" fo:background-color="#fff200" loext:char-shading-value="0" style:font-style-asian="italic" style:font-weight-asian="normal" style:font-style-complex="italic"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0b52de" style:font-weight-asian="normal" style:font-weight-complex="normal"/>
    </style:style>
    <style:style style:name="T23" style:family="text">
      <style:text-properties fo:font-weight="normal" officeooo:rsid="000efed8" style:font-weight-asian="normal" style:font-weight-complex="normal"/>
    </style:style>
    <style:style style:name="T24" style:family="text">
      <style:text-properties fo:font-weight="normal" officeooo:rsid="001008fb" style:font-weight-asian="normal" style:font-weight-complex="normal"/>
    </style:style>
    <style:style style:name="T25" style:family="text">
      <style:text-properties fo:font-weight="normal" officeooo:rsid="0023244f" style:font-weight-asian="normal" style:font-weight-complex="normal"/>
    </style:style>
    <style:style style:name="T26" style:family="text">
      <style:text-properties officeooo:rsid="000baf2a"/>
    </style:style>
    <style:style style:name="T27" style:family="text">
      <style:text-properties officeooo:rsid="000e770d"/>
    </style:style>
    <style:style style:name="T28" style:family="text">
      <style:text-properties officeooo:rsid="000efed8"/>
    </style:style>
    <style:style style:name="T29" style:family="text">
      <style:text-properties officeooo:rsid="0012e9de"/>
    </style:style>
    <style:style style:name="T30" style:family="text">
      <style:text-properties officeooo:rsid="0018ff83"/>
    </style:style>
    <style:style style:name="T31" style:family="text">
      <style:text-properties officeooo:rsid="001e628b"/>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098ac7" style:font-style-asian="normal" style:font-weight-asian="bold" style:font-style-complex="normal" style:font-weight-complex="bold"/>
    </style:style>
    <style:style style:name="T34" style:family="text">
      <style:text-properties fo:font-style="normal" fo:font-weight="bold" officeooo:rsid="0029ed25" style:font-style-asian="normal" style:font-weight-asian="bold" style:font-style-complex="normal" style:font-weight-complex="bold"/>
    </style:style>
    <style:style style:name="T35" style:family="text">
      <style:text-properties officeooo:rsid="002745ab"/>
    </style:style>
    <style:style style:name="T36" style:family="text">
      <style:text-properties officeooo:rsid="002bcf38"/>
    </style:style>
    <style:style style:name="T37" style:family="text">
      <style:text-properties fo:background-color="#fff200" loext:char-shading-value="0"/>
    </style:style>
    <style:style style:name="T38" style:family="text">
      <style:text-properties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ECAP FILES tiago_playches</text:span>s</text:p>
      <text:p text:style-name="P1"/>
      <text:p text:style-name="P38">/config:</text:p>
      <text:list xml:id="list3785182074" text:style-name="L1">
        <text:list-item>
          <text:p text:style-name="P11"><text:span text:style-name="T1">aruco_config.yaml </text:span><text:span text:style-name="T5">#Contiene una flag True/False.</text:span></text:p>
        </text:list-item>
        <text:list-item>
          <text:p text:style-name="P13"><text:span text:style-name="T32">box_pose_file.yaml</text:span><text:span text:style-name="T5"> #File yaml con la posizione della box nello spazio</text:span></text:p>
        </text:list-item>
        <text:list-item>
          <text:p text:style-name="P11"><text:span text:style-name="T1">chessboard_vertices.yaml </text:span><text:span text:style-name="T5">#File yaml in cui vengono salvate le coordinate dei vertici della scacchiera trovati tramite segmentazione in CV.</text:span></text:p>
        </text:list-item>
        <text:list-item>
          <text:p text:style-name="P11"><text:span text:style-name="T1">chessboard_vertices_not_transformed.yaml </text:span><text:span text:style-name="T5">#File yaml in cui vengono salvate le coordinate dei vertici della scacchiera trovati tramite segmentazione in CV, NON trasformate nel ref frame base_footprint.</text:span></text:p>
        </text:list-item>
        <text:list-item>
          <text:p text:style-name="P13"><text:span text:style-name="T32">clock_pose_file.yaml</text:span><text:span text:style-name="T5"> #File yaml con la posizione del clock nello spazio.</text:span></text:p>
        </text:list-item>
        <text:list-item>
          <text:p text:style-name="P13"><text:span text:style-name="T32">color_thresh.pickle</text:span><text:span text:style-name="T5"> #File pickle con i threshold per capire i colori dei pezzi nelle pointcloud.</text:span></text:p>
        </text:list-item>
        <text:list-item>
          <text:p text:style-name="P11"><text:span text:style-name="T1">Extrinsic matric </text:span><text:span text:style-name="T5">#txt file che contiene i parametri della telecamera di TIAGo (matrice K, estrinseca…)</text:span></text:p>
        </text:list-item>
        <text:list-item>
          <text:p text:style-name="P11"><text:span text:style-name="T1">image_centroids.yaml </text:span><text:span text:style-name="T5">#Coordinate dei pixel corrispondenti ai centroidi delle caselle della scacchiera.</text:span></text:p>
        </text:list-item>
        <text:list-item>
          <text:p text:style-name="P11"><text:span text:style-name="T1">image_vertices.yaml </text:span><text:span text:style-name="T5">#Coordinate dei pixel corrispondenti ai vertici della scacchiera.</text:span></text:p>
        </text:list-item>
        <text:list-item>
          <text:p text:style-name="P13"><text:span text:style-name="T32">is_color_over.pickle </text:span><text:span text:style-name="T5">#File pickle con un array per la valutazione del colore dei pezzi nelle poiuntcloud.</text:span></text:p>
        </text:list-item>
        <text:list-item>
          <text:p text:style-name="P13"><text:span text:style-name="T32">occupied_thresh.pickle </text:span><text:span text:style-name="T5">#File pickle with the threshold to establish if a square is occupied or not.</text:span></text:p>
        </text:list-item>
        <text:list-item>
          <text:p text:style-name="P14"><text:span text:style-name="T1">offest_movement.yaml</text:span> <text:span text:style-name="T2">#</text:span><text:span text:style-name="T3">Contiene parametri per la simulazione senza gli ARUCO markers (offset per muovere TIAGo verso la scacchiera nell’ambiente di simulazione) e la variabile sovrascrivibile su dove si trova TIAGo rispetto alla scacchiera (forward or backward).</text:span></text:p>
        </text:list-item>
        <text:list-item>
          <text:p text:style-name="P11"><text:span text:style-name="T33">p</text:span><text:span text:style-name="T32">laymotion_movements.yaml</text:span><text:span text:style-name="T2"> #File yaml che contiene tutti i movimenti predefiniti (da me) per TIAGo.</text:span></text:p>
        </text:list-item>
        <text:list-item>
          <text:p text:style-name="P13"><text:span text:style-name="T32">saved_joints_arm.yaml</text:span><text:span text:style-name="T2"> #File yaml with some arm joints that have been saved.</text:span></text:p>
        </text:list-item>
        <text:list-item>
          <text:p text:style-name="P13"><text:span text:style-name="T32">saved_joints_pose.yaml</text:span><text:span text:style-name="T2"> #File yaml with the pose of the saved joints of the arm.</text:span></text:p>
        </text:list-item>
        <text:list-item>
          <text:p text:style-name="P11"><text:span text:style-name="T32">simul_config.yaml</text:span><text:span text:style-name="T2"> #</text:span><text:span text:style-name="T5">File yaml in cui vengono salvate le coordinate dei centroidi delle caselle della scacchiera trovati tramite segmentazione in CV.</text:span></text:p>
        </text:list-item>
        <text:list-item>
          <text:p text:style-name="P12"><text:span text:style-name="T32">simul_config_not_transformed.</text:span><text:span text:style-name="T34">pickle</text:span><text:span text:style-name="T5"> #File </text:span><text:span text:style-name="T17">pickle</text:span><text:span text:style-name="T5"> in cui vengono salvate le coordinate dei centroidi delle caselle della scacchiera trovati tramite segmentazione in CV, NON trasformate nel ref frame base_footprint.</text:span></text:p>
        </text:list-item>
        <text:list-item>
          <text:p text:style-name="P11"><text:span text:style-name="T32">simul_config_not_transformed.yaml</text:span><text:span text:style-name="T2"> #</text:span><text:span text:style-name="T5">File yaml in cui vengono salvate le coordinate dei centroidi delle caselle della scacchiera trovati tramite segmentazione in CV, NON trasformate nel ref frame base_footprint.</text:span></text:p>
        </text:list-item>
        <text:list-item>
          <text:p text:style-name="P14"><text:span text:style-name="T1">tiago_playchess.yaml </text:span><text:span text:style-name="T2">#Contiene la variabile robot_ready che serve nelle simulazioni per evitare di dovere ogni volta far riaprire il braccio a TIAGo.</text:span></text:p>
        </text:list-item>
        <text:list-item>
          <text:p text:style-name="P13"><text:span text:style-name="T32">vertices_not_transformed.pickle</text:span><text:span text:style-name="T2"> #File pickle con le coordinate dei vertici della scacchiera nel sist di rif non trasformato.</text:span></text:p>
        </text:list-item>
        <text:list-item>
          <text:p text:style-name="P11"><text:span text:style-name="T32">z_coord_mean.yaml</text:span><text:span text:style-name="T2"> #File yaml che contiene l’altezza della scacchiera nell’asse z.</text:span></text:p>
        </text:list-item>
      </text:list>
      <text:p text:style-name="P3"/>
      <text:p text:style-name="P4">/launch:</text:p>
      <text:list xml:id="list1943954539" text:style-name="L2">
        <text:list-item>
          <text:p text:style-name="P15">chessboard_segmentation.launch <text:span text:style-name="T5">#Lancia la segmentazione della scacchiera e popola la planning scene con la scacchiera stessa e coi pezzi.</text:span></text:p>
        </text:list-item>
        <text:list-item>
          <text:p text:style-name="P17">chess_simulation.launch<text:span text:style-name="T21"> </text:span><text:span text:style-name="T5">#Lancia la simulazione nell’ambiente silvia_simple_world.world senza far muovere TIAGo.</text:span></text:p>
        </text:list-item>
        <text:list-item>
          <text:p text:style-name="P19"><text:span text:style-name="T37">CV_move_recognition.launch</text:span><text:span text:style-name="T5"> #Launch file per lanciare CV_move_recognition.py</text:span></text:p>
        </text:list-item>
        <text:list-item>
          <text:p text:style-name="P19">detector.launch<text:span text:style-name="T5"> #Launch file to detect one single ArUco marker.</text:span></text:p>
        </text:list-item>
        <text:list-item>
          <text:p text:style-name="P17">grasp_piece.launch<text:span text:style-name="T2"> </text:span><text:span text:style-name="T5">#File di lancio adatto per il vecchio e primo file di simulazione “grasp_piece.py”.</text:span></text:p>
        </text:list-item>
        <text:list-item>
          <text:p text:style-name="P35"><text:soft-page-break/><text:span text:style-name="T37">pc_saver.launch</text:span><text:span text:style-name="T20"> </text:span><text:span text:style-name="T5">#File di lancio per lanciare pcd_saver_loader.py, per salvare le pointclouds.</text:span></text:p>
        </text:list-item>
        <text:list-item>
          <text:p text:style-name="P18">play_chess.launch <text:span text:style-name="T5">#File di lancio adatto per il <text:s/>file completo </text:span><text:span text:style-name="T10">per</text:span><text:span text:style-name="T5"> applicazione in real life “</text:span><text:span text:style-name="T15">play_chess</text:span><text:span text:style-name="T5">.py”. </text:span><text:span text:style-name="T15">In “simulazione” ( prove in lab senza aruco e senza clock e box) l’arg “config” è “simulation”; in condizioni standard (quindi complete) “config” è da impostare come “standard”.</text:span></text:p>
        </text:list-item>
        <text:list-item>
          <text:p text:style-name="P19"><text:span text:style-name="T37">segmentation.launch</text:span><text:span text:style-name="T20"> </text:span><text:span text:style-name="T5">#File di lancio per la segmentazione della scacchiera.</text:span></text:p>
        </text:list-item>
        <text:list-item>
          <text:p text:style-name="P17"><text:span text:style-name="T37">multi_detector.launch</text:span> <text:span text:style-name="T5">#File di lancio per far sì che TIAGo ricerchi tre ARUCO markers contemporaneamente.</text:span></text:p>
        </text:list-item>
        <text:list-item>
          <text:p text:style-name="P20"><text:span text:style-name="T37">tiago_chess.launch</text:span><text:span text:style-name="T5"> #FILE DI LANCIO </text:span><text:span text:style-name="T17">UFFICIALE</text:span></text:p>
        </text:list-item>
        <text:list-item>
          <text:p text:style-name="P19"><text:span text:style-name="T37">tiago_chess_pronto.launch</text:span><text:span text:style-name="T5"> #File di lancio per quando TIAGo è già stato preparato e si vuole ipartire da situa iniziata.</text:span></text:p>
        </text:list-item>
        <text:list-item>
          <text:p text:style-name="P17">tiago_navigation.launch <text:span text:style-name="T5">#File di lancio per la navigazione di TIAGo.</text:span></text:p>
        </text:list-item>
        <text:list-item>
          <text:p text:style-name="P36">/Inutili:</text:p>
        </text:list-item>
        <text:list-item>
          <text:p text:style-name="P39">octomap_tiago.launch</text:p>
        </text:list-item>
        <text:list-item>
          <text:p text:style-name="P40">pcl_region.launch</text:p>
        </text:list-item>
        <text:list-item>
          <text:p text:style-name="P40">rviz_planningscene_launcher.launch</text:p>
        </text:list-item>
        <text:list-item>
          <text:p text:style-name="P40">segment_table.launch</text:p>
        </text:list-item>
        <text:list-item>
          <text:p text:style-name="P40">table_segmentation.launch</text:p>
        </text:list-item>
      </text:list>
      <text:p text:style-name="P8"/>
      <text:p text:style-name="P6"><text:span text:style-name="T21">/</text:span><text:span text:style-name="T22">models:</text:span></text:p>
      <text:list xml:id="list3804670414" text:style-name="L3">
        <text:list-item>
          <text:p text:style-name="P21">/pieces_box <text:span text:style-name="T5">#Modello della scatola che contiene i pezzi creato da me.</text:span></text:p>
        </text:list-item>
        <text:list-item>
          <text:p text:style-name="P21">/simple_chess <text:span text:style-name="T6">#Modelli della scacchiera e dei pezzi stilizzati creati da me.</text:span></text:p>
        </text:list-item>
        <text:list-item>
          <text:p text:style-name="P21">/table_0m8 <text:span text:style-name="T6">#Modello del tavolo alto 80cm preso dalla libreria di Gazebo.</text:span></text:p>
        </text:list-item>
        <text:list-item>
          <text:p text:style-name="P21"><text:span text:style-name="T26">/simple_chess_clock</text:span><text:span text:style-name="T7"> #Modello dell’orologio stilizzato creato da me.</text:span></text:p>
        </text:list-item>
      </text:list>
      <text:p text:style-name="P5"/>
      <text:p text:style-name="P5"><text:span text:style-name="T37">/scripts</text:span>:</text:p>
      <text:list xml:id="list575838083" text:style-name="L4">
        <text:list-item>
          <text:p text:style-name="P22"><text:span text:style-name="T38">aruco_detection.py</text:span> <text:span text:style-name="T5">#</text:span><text:span text:style-name="T8">Nodo per la detezione dei tre markers ARUCO.</text:span></text:p>
        </text:list-item>
        <text:list-item>
          <text:p text:style-name="P23"><text:span text:style-name="T27">c</text:span>hessboard_image_processing.py<text:span text:style-name="T5"> #Nodo per effettuare la segmentazione della scacchiera e ricostuire i centri di ciascuna casella.</text:span></text:p>
        </text:list-item>
        <text:list-item>
          <text:p text:style-name="P25">chessboard_pcl_processing.py<text:span text:style-name="T5"> #File che processa le pointcloud (ricostruite dalle immagini di profondità) per tracciare i movimenti eseguiti sulla scacchiera.</text:span></text:p>
        </text:list-item>
        <text:list-item>
          <text:p text:style-name="P23">chessboard_pointcloud.py<text:span text:style-name="T5"> #Nodo per leggere le immagini viste da TIAGo e pubblicare l’immagine segmentata e il messaggio pointcloud con i centri delle caselle.</text:span></text:p>
        </text:list-item>
        <text:list-item>
          <text:p text:style-name="P16"><text:span text:style-name="T27">c</text:span>onfig.py<text:span text:style-name="T5"> #File che contiene parametri per popolare la planning scene con chessboard_pointcloud.py</text:span></text:p>
        </text:list-item>
        <text:list-item>
          <text:p text:style-name="P26">CV_move_recognition.py<text:span text:style-name="T5"> #File che processa le pointcloud per tracciare movimenti eseguiti sulla scacchiera ma usando subscribers e publishers.</text:span></text:p>
        </text:list-item>
        <text:list-item>
          <text:p text:style-name="P28">decoder.py<text:span text:style-name="T5"> #File per acquisire Images and CompressedImage, RGB e depth da TIAGo.</text:span></text:p>
        </text:list-item>
        <text:list-item>
          <text:p text:style-name="P22">errors.py <text:span text:style-name="T5">#</text:span><text:span text:style-name="T8">File che contiene le eccezioni che scaturiscono da determinati errori che individua TIAGo nello svolgere i tasks (errore nell’individuazione dei markers oppure errori di planning per i movimenti).</text:span></text:p>
        </text:list-item>
        <text:list-item>
          <text:p text:style-name="P30"><text:span text:style-name="T27">g</text:span>rasp_piece.py<text:span text:style-name="T5"> #</text:span><text:span text:style-name="T14">File con i diversi movimenti che può eseguire TIAGo</text:span><text:span text:style-name="T5">.</text:span></text:p>
        </text:list-item>
        <text:list-item>
          <text:p text:style-name="P27"><text:span text:style-name="T28">j</text:span>oystick_command.py<text:span text:style-name="T5"> #File per la gestione del joystick per l’applicaione degli scacchi di TIAGo.</text:span></text:p>
        </text:list-item>
        <text:list-item>
          <text:p text:style-name="P25"><text:span text:style-name="T28">p</text:span>cl_from_depth.py <text:span text:style-name="T5">#File di prova usato per ricostruire le PointCloud a partire dalle immagini di profondità.</text:span></text:p>
        </text:list-item>
        <text:list-item>
          <text:p text:style-name="P31"><text:span text:style-name="T28">p</text:span>lay_chess.py<text:span text:style-name="T5"> # CORRENTE FILE PER LE PROVE IN LABORATORIO</text:span></text:p>
        </text:list-item>
        <text:list-item>
          <text:p text:style-name="P22">quaternions_and_points.py <text:span text:style-name="T5">#</text:span><text:span text:style-name="T9">File con la definizione di alcune funzioni per gestire i quatrnioni e per fare la trasformazione di punti.</text:span></text:p>
        </text:list-item>
        <text:list-item>
          <text:p text:style-name="P22">roslauncher.py <text:span text:style-name="T5">#</text:span><text:span text:style-name="T9">File con la funzione per lanciare nodi programmaticamente.</text:span></text:p>
        </text:list-item>
        <text:list-item>
          <text:p text:style-name="P29"><text:span text:style-name="T28">s</text:span>ave_images.py<text:span text:style-name="T5"> #File per savareimmagini d TIAGo.</text:span></text:p>
        </text:list-item>
        <text:list-item>
          <text:p text:style-name="P22"><text:soft-page-break/><text:span text:style-name="T23">/</text:span><text:span text:style-name="T25">pcd_and_image_savers</text:span><text:span text:style-name="T16">:</text:span></text:p>
        </text:list-item>
        <text:list-item>
          <text:p text:style-name="P41">img_saver.py <text:span text:style-name="T5">#File che salva le immagini rgb di TIAGo.</text:span></text:p>
        </text:list-item>
        <text:list-item>
          <text:p text:style-name="P42">pcd_saver_loader.py <text:span text:style-name="T5">#File che salva le PointCloud di TIAGo a colori.</text:span></text:p>
        </text:list-item>
        <text:list-item>
          <text:p text:style-name="P42">rgbd_pcd_saver.launch <text:span text:style-name="T5">#File di lancio per salvare le immagini rgb, le immagini depth e le pcd.</text:span></text:p>
        </text:list-item>
        <text:list-item>
          <text:p text:style-name="P42">rgbd_pcd_synchro.py <text:span text:style-name="T5">#File che ordina e riconosce le varie immagini/pointcloud salvate e le accoppia per time stamp.</text:span></text:p>
        </text:list-item>
        <text:list-item>
          <text:p text:style-name="P43">save_images.py<text:span text:style-name="T5"> #File per salvare le immagini compresse provenienti da TIAGo.</text:span></text:p>
        </text:list-item>
        <text:list-item>
          <text:p text:style-name="P68">save_pose.py<text:span text:style-name="T5"> #file pe alvare la pose di certe joints.</text:span></text:p>
        </text:list-item>
        <text:list-item>
          <text:p text:style-name="P32"><text:span text:style-name="T23">/</text:span><text:span text:style-name="T21">config:</text:span></text:p>
        </text:list-item>
        <text:list-item>
          <text:p text:style-name="P44">simulation_config.py <text:span text:style-name="T5">#Costanti per le simulazioni.</text:span></text:p>
        </text:list-item>
        <text:list-item>
          <text:p text:style-name="P44">standard.config.py <text:span text:style-name="T5">#Costanti per l’uso in real life.</text:span></text:p>
        </text:list-item>
        <text:list-item>
          <text:p text:style-name="P32"><text:span text:style-name="T21">/</text:span><text:span text:style-name="T24">Inutili</text:span><text:span text:style-name="T21">:</text:span></text:p>
        </text:list-item>
        <text:list-item>
          <text:p text:style-name="P50">points.py</text:p>
        </text:list-item>
        <text:list-item>
          <text:p text:style-name="P44">spherical_grasps_server.py</text:p>
        </text:list-item>
        <text:list-item>
          <text:p text:style-name="P51">navigation.py <text:span text:style-name="T5">#</text:span><text:span text:style-name="T9">File per la navigazione di TIAGo (preso dalla libreria dei tutorial ROS).</text:span></text:p>
        </text:list-item>
        <text:list-item>
          <text:p text:style-name="P51"><text:span text:style-name="T28">extra.py</text:span><text:span text:style-name="T9"> #</text:span><text:span text:style-name="T8">Nodo che contiene funzioni extra di segmentazione del tavolo, di creazione della octomap e di segmentazione di ROI.</text:span></text:p>
        </text:list-item>
        <text:list-item>
          <text:p text:style-name="P55">movement_collisions.py <text:span text:style-name="T5">#</text:span><text:span text:style-name="T9">Nodo per gestire le collisioni (?).</text:span></text:p>
        </text:list-item>
        <text:list-item>
          <text:p text:style-name="P45"><text:span text:style-name="T27">movement_constraints.py </text:span><text:span text:style-name="T8">#</text:span><text:span text:style-name="T9">Nodo per gestire le constraints (?).</text:span></text:p>
        </text:list-item>
        <text:list-item>
          <text:p text:style-name="P47"><text:span text:style-name="T28">f</text:span>ixed_tf_broadcaster.py<text:span text:style-name="T5"> #Node to maage the change of frame.</text:span></text:p>
        </text:list-item>
        <text:list-item>
          <text:p text:style-name="P58"><text:span text:style-name="T4">s</text:span>ave_images.py<text:span text:style-name="T5"> #File per salvare le immagini d i TIAGo.</text:span></text:p>
        </text:list-item>
        <text:list-item>
          <text:p text:style-name="P56">save_pose.py<text:span text:style-name="T5"> #</text:span><text:span text:style-name="T9">funzione per salvare la posa di TIAGo (può essere uniformata in un altro file)</text:span></text:p>
        </text:list-item>
        <text:list-item>
          <text:p text:style-name="P37">/<text:span text:style-name="T30">Vecchi:</text:span></text:p>
        </text:list-item>
        <text:list-item>
          <text:p text:style-name="P57"><text:span text:style-name="T27">config2021.09.13.py</text:span><text:span text:style-name="T8"> #File che contiene parametri sopratutto per la simulazione senza ARUCO markers (numeri che indicano le coordinate delle casella della scacchiera etc) che poi vengono importati come costanti per le simulazioni, ma anche liste che devono essere importate da TIAGo per tener traccia delle mosse giocate.</text:span></text:p>
        </text:list-item>
        <text:list-item>
          <text:p text:style-name="P52">grasp_piece<text:span text:style-name="T31">VECCHIO</text:span>.py <text:span text:style-name="T5">#</text:span><text:span text:style-name="T8">Vecchio file di simulazione senza ARUCO markers.</text:span></text:p>
        </text:list-item>
        <text:list-item>
          <text:p text:style-name="P46">grasp_piece_aruco.py <text:span text:style-name="T5">#</text:span><text:span text:style-name="T8">Vecchio file di simulazione con ARUCO markers.</text:span></text:p>
        </text:list-item>
        <text:list-item>
          <text:p text:style-name="P59"><text:span text:style-name="T28">grasp_piece_simulation.py</text:span><text:span text:style-name="T8"> #</text:span><text:span text:style-name="T12">File di simulazione</text:span><text:span text:style-name="T8">: <text:s/>simulazione con (task_simulation_with_aruco()) e senza (task_simulation_without_aruco()) markers.</text:span></text:p>
        </text:list-item>
        <text:list-item>
          <text:p text:style-name="P48"><text:span text:style-name="T27">r</text:span>eal_configOLD.py<text:span text:style-name="T5"> #Vecchio file di configurazioni</text:span></text:p>
        </text:list-item>
        <text:list-item>
          <text:p text:style-name="P60"><text:span text:style-name="T28">r</text:span>eal_config.py <text:span text:style-name="T5">#File di configurazioni.</text:span></text:p>
        </text:list-item>
        <text:list-item>
          <text:p text:style-name="P53">grasp_piece_<text:span text:style-name="T29">complete</text:span>.py<text:span text:style-name="T5"> #</text:span><text:span text:style-name="T11">Vecchio file per le prove in laboratorio</text:span><text:span text:style-name="T8">.</text:span></text:p>
        </text:list-item>
        <text:list-item>
          <text:p text:style-name="P54"><text:span text:style-name="T27">motions.py</text:span><text:span text:style-name="T8"> #</text:span><text:span text:style-name="T9">Nodo che contiene diversi movimenti che può eseguire TIAGo di interesse per la mia applicazione.</text:span></text:p>
        </text:list-item>
        <text:list-item>
          <text:p text:style-name="P54"><text:span text:style-name="T27">playmotion.py</text:span><text:span text:style-name="T8"> #</text:span><text:span text:style-name="T9">Nodo per far eseguire a TIAGo dei movimenti pre-registrati usanto il package di playmotion.</text:span></text:p>
        </text:list-item>
        <text:list-item>
          <text:p text:style-name="P61"><text:span text:style-name="T27">grasp_piece_complete_LAB.py</text:span><text:span text:style-name="T9"> #</text:span><text:span text:style-name="T13">File per le prove in lab quando usavo ancora gli ARUCO markers.</text:span></text:p>
        </text:list-item>
      </text:list>
      <text:p text:style-name="P49"><text:span text:style-name="T13"/></text:p>
      <text:list xml:id="list162820791013221" text:continue-numbering="true" text:style-name="L4">
        <text:list-item>
          <text:p text:style-name="P24"><text:span text:style-name="T13">/</text:span><text:span text:style-name="T18">Extra:</text:span></text:p>
        </text:list-item>
        <text:list-item>
          <text:p text:style-name="P62"><text:span text:style-name="T30">color.py </text:span><text:span text:style-name="T18">#Script to ask the user which color TIAGo is playing with and save the parameter in standard_config.yaml</text:span></text:p>
        </text:list-item>
        <text:list-item>
          <text:p text:style-name="P63">Joystick_ROS_node.py<text:span text:style-name="T5"> </text:span><text:span text:style-name="T19"><text:s/>#File di Davide per la gestione del joystick per Bridge.</text:span></text:p>
        </text:list-item>
        <text:list-item>
          <text:p text:style-name="P65">manual_navigation.py<text:span text:style-name="T5"> </text:span><text:span text:style-name="T7">#</text:span><text:span text:style-name="T9">File per eseguire la navigazione manuale di TIAGo (preso dalla libreria dei tutorial ROS).</text:span></text:p>
        </text:list-item>
      </text:list>
      <text:p text:style-name="P67"/>
      <text:p text:style-name="P10"><text:soft-page-break/></text:p>
      <text:p text:style-name="P9">RECAP FILES <text:span text:style-name="T36">chess_gui</text:span></text:p>
      <text:p text:style-name="P7"/>
      <text:list xml:id="list3790614842" text:style-name="L5">
        <text:list-item>
          <text:p text:style-name="P33">BlackPromotionWindow.py (11.2)</text:p>
        </text:list-item>
        <text:list-item>
          <text:p text:style-name="P33">Chessboard_Black.py (10.2)</text:p>
        </text:list-item>
        <text:list-item>
          <text:p text:style-name="P33">ChessboardSegmentationWindow.py (4)</text:p>
        </text:list-item>
        <text:list-item>
          <text:p text:style-name="P33">Chessboard_White.py (10.1)</text:p>
        </text:list-item>
        <text:list-item>
          <text:p text:style-name="P33">ColorAskingWindow.py (2)</text:p>
        </text:list-item>
        <text:list-item>
          <text:p text:style-name="P33">config.py</text:p>
        </text:list-item>
        <text:list-item>
          <text:p text:style-name="P33">config_pyqt_black.py</text:p>
        </text:list-item>
        <text:list-item>
          <text:p text:style-name="P33">config_pyqt_white.py</text:p>
        </text:list-item>
        <text:list-item>
          <text:p text:style-name="P34">ManualModeWindow</text:p>
        </text:list-item>
        <text:list-item>
          <text:p text:style-name="P33">MarkersSearchWindow.py (7)</text:p>
        </text:list-item>
        <text:list-item>
          <text:p text:style-name="P33"><text:span text:style-name="T35">InitializationWindow</text:span>.py (1)</text:p>
        </text:list-item>
        <text:list-item>
          <text:p text:style-name="P34">play_chess_gui.py</text:p>
        </text:list-item>
        <text:list-item>
          <text:p text:style-name="P34">play_chess_gui_pronto.py</text:p>
        </text:list-item>
        <text:list-item>
          <text:p text:style-name="P33">resources_chess.qrc</text:p>
        </text:list-item>
        <text:list-item>
          <text:p text:style-name="P33">SearchConfirmationAskingWindow.py (8)</text:p>
        </text:list-item>
        <text:list-item>
          <text:p text:style-name="P33">SegmentationConfirmationAskingWindow.py (5)</text:p>
        </text:list-item>
        <text:list-item>
          <text:p text:style-name="P33">StartMarkersSearchWindow.py (6)</text:p>
        </text:list-item>
        <text:list-item>
          <text:p text:style-name="P33">StartSegmentationWindow.py (3)</text:p>
        </text:list-item>
        <text:list-item>
          <text:p text:style-name="P33">TiagoPreparationWindow.py (9)</text:p>
        </text:list-item>
        <text:list-item>
          <text:p text:style-name="P33">WhitePromotionWindow.py (11.1)</text:p>
        </text:list-item>
        <text:list-item>
          <text:p text:style-name="P34">WizardMaster.py</text:p>
        </text:list-item>
        <text:list-item>
          <text:p text:style-name="P34">WizardWindow.p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3T11:13:06.197320984</meta:creation-date>
    <dc:date>2022-03-03T16:28:18.734231997</dc:date>
    <meta:editing-duration>PT13H37M37S</meta:editing-duration>
    <meta:editing-cycles>27</meta:editing-cycles>
    <meta:generator>LibreOffice/6.0.7.3$Linux_X86_64 LibreOffice_project/00m0$Build-3</meta:generator>
    <meta:document-statistic meta:table-count="0" meta:image-count="0" meta:object-count="0" meta:page-count="4" meta:paragraph-count="121" meta:word-count="1268" meta:character-count="9159" meta:non-whitespace-character-count="8124"/>
  </office:meta>
</office:document-meta>
</file>